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1000000E10CE9FED9.jpg" manifest:media-type="image/jpeg"/>
  <manifest:file-entry manifest:full-path="Pictures/10000200000001B400000057EA6CB33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2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6.6931in" style:rel-column-width="14570*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le1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125in" style:rel-column-width="18724*"/>
    </style:style>
    <style:style style:name="Table1.B" style:family="table-column">
      <style:table-column-properties style:column-width="4.7806in" style:rel-column-width="4681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1.B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le1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le1.B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4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1.9125in" style:rel-column-width="18724*"/>
    </style:style>
    <style:style style:name="Tabela4.B" style:family="table-column">
      <style:table-column-properties style:column-width="4.7806in" style:rel-column-width="46811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ela4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4.B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ela4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ela4.B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125in" style:rel-column-width="18724*"/>
    </style:style>
    <style:style style:name="Table2.B" style:family="table-column">
      <style:table-column-properties style:column-width="4.7806in" style:rel-column-width="4681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000080" fo:padding="0.0382in" fo:border="1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2.B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le2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le2.B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3" style:family="table">
      <style:table-properties style:width="6.7007in" fo:margin-left="-0.0063in" fo:margin-right="-0.0014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.8979in" style:rel-column-width="2733*"/>
    </style:style>
    <style:style style:name="Table3.B" style:family="table-column">
      <style:table-column-properties style:column-width="4.8028in" style:rel-column-width="6916*"/>
    </style:style>
    <style:style style:name="Table3.A1" style:family="table-cell">
      <style:table-cell-properties fo:background-color="#000080" fo:padding="0.0382in" fo:border="1pt solid #ffffff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#cccccc" fo:padding="0.0382in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3.B2" style:family="table-cell">
      <style:table-cell-properties style:vertical-align="" fo:background-color="#cccccc" fo:padding="0.0382in" fo:border="1pt solid #ffffff" style:writing-mode="page">
        <style:background-image/>
      </style:table-cell-properties>
    </style:style>
    <style:style style:name="Table3.A3" style:family="table-cell">
      <style:table-cell-properties style:vertical-align="" fo:background-color="#cccccc" fo:padding="0.0382in" fo:border-left="1pt solid #ffffff" fo:border-right="none" fo:border-top="none" fo:border-bottom="1pt solid #ffffff" style:writing-mode="page">
        <style:background-image/>
      </style:table-cell-properties>
    </style:style>
    <style:style style:name="Table3.B3" style:family="table-cell">
      <style:table-cell-properties style:vertical-align="" fo:background-color="#cccccc" fo:padding="0.0382in" fo:border-left="1pt solid #ffffff" fo:border-right="1pt solid #ffffff" fo:border-top="none" fo:border-bottom="1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0.1165in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name-asian="Inconsolata" style:font-size-asian="10pt" style:font-style-asian="normal" style:font-weight-asian="normal" style:font-name-complex="Inconsolata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Nimbus Roman No9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DejaVu San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Refactoring Ctrl+Alt+Shift+T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">Ctrl + Alt + Shift + T</text:p>
          </table:table-cell>
          <table:table-cell table:style-name="Table3.B2" office:value-type="string">
            <text:p text:style-name="P2">Refactor Menu</text:p>
          </table:table-cell>
        </table:table-row>
        <table:table-row table:style-name="Table3.2">
          <table:table-cell table:style-name="Table3.A3" office:value-type="string">
            <text:p text:style-name="P2">Ctrl +Alt+M</text:p>
          </table:table-cell>
          <table:table-cell table:style-name="Table3.B3" office:value-type="string">
            <text:p text:style-name="P2">Extract Method</text:p>
          </table:table-cell>
        </table:table-row>
        <table:table-row table:style-name="Table3.2">
          <table:table-cell table:style-name="Table3.A3" office:value-type="string">
            <text:p text:style-name="P2">Ctrl +Alt+V</text:p>
          </table:table-cell>
          <table:table-cell table:style-name="Table3.B3" office:value-type="string">
            <text:p text:style-name="P2">Extract Local Variable</text:p>
          </table:table-cell>
        </table:table-row>
        <table:table-row table:style-name="Table3.2">
          <table:table-cell table:style-name="Table3.A3" office:value-type="string">
            <text:p text:style-name="P2">Ctrl +Alt+F</text:p>
          </table:table-cell>
          <table:table-cell table:style-name="Table3.B3" office:value-type="string">
            <text:p text:style-name="P2">Extract Field</text:p>
          </table:table-cell>
        </table:table-row>
        <table:table-row table:style-name="Table3.2">
          <table:table-cell table:style-name="Table3.A3" office:value-type="string">
            <text:p text:style-name="P2">Ctrl + Alt + P</text:p>
          </table:table-cell>
          <table:table-cell table:style-name="Table3.B3" office:value-type="string">
            <text:p text:style-name="P2">Extract Parameter</text:p>
          </table:table-cell>
        </table:table-row>
        <table:table-row table:style-name="Table3.2">
          <table:table-cell table:style-name="Table3.A3" office:value-type="string">
            <text:p text:style-name="P2">Ctrl + Alt + N</text:p>
          </table:table-cell>
          <table:table-cell table:style-name="Table3.B3" office:value-type="string">
            <text:p text:style-name="P2">Inline</text:p>
          </table:table-cell>
        </table:table-row>
        <table:table-row table:style-name="Table3.2">
          <table:table-cell table:style-name="Table3.A3" office:value-type="string">
            <text:p text:style-name="P2">Shift + F6</text:p>
          </table:table-cell>
          <table:table-cell table:style-name="Table3.B3" office:value-type="string">
            <text:p text:style-name="P2">Rename</text:p>
          </table:table-cell>
        </table:table-row>
        <table:table-row table:style-name="Table3.2">
          <table:table-cell table:style-name="Table3.A3" office:value-type="string">
            <text:p text:style-name="P2">Ctrl + F6</text:p>
          </table:table-cell>
          <table:table-cell table:style-name="Table3.B3" office:value-type="string">
            <text:p text:style-name="P2">Change Method Signature</text:p>
          </table:table-cell>
        </table:table-row>
        <table:table-row table:style-name="Table3.2">
          <table:table-cell table:style-name="Table3.A3" office:value-type="string">
            <text:p text:style-name="P2">F6</text:p>
          </table:table-cell>
          <table:table-cell table:style-name="Table3.B3" office:value-type="string">
            <text:p text:style-name="P2">Move Method/Class/Package</text:p>
          </table:table-cell>
        </table:table-row>
      </table:table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><text:span text:style-name="T4">Execute any action: Ctrl + Shift + A<text:tab/></text:span> 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Code Generation: Alt + Inser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Ctrl + O</text:p>
          </table:table-cell>
          <table:table-cell table:style-name="Table1.B2" office:value-type="string">
            <text:p text:style-name="P2">Overide method</text:p>
          </table:table-cell>
        </table:table-row>
        <table:table-row table:style-name="Table1.1">
          <table:table-cell table:style-name="Table1.A3" office:value-type="string">
            <text:p text:style-name="P2">Ctrl + I<text:tab/> </text:p>
          </table:table-cell>
          <table:table-cell table:style-name="Table1.B3" office:value-type="string">
            <text:p text:style-name="P4">Implement methods 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6">Edit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2">Ctrl + Space<text:tab/> </text:p>
          </table:table-cell>
          <table:table-cell table:style-name="Tabela4.B2" office:value-type="string">
            <text:p text:style-name="P2">Basic code completion </text:p>
          </table:table-cell>
        </table:table-row>
        <table:table-row table:style-name="Tabela4.1">
          <table:table-cell table:style-name="Tabela4.A3" office:value-type="string">
            <text:p text:style-name="P2">Ctrl + Shift + Space<text:tab/> </text:p>
          </table:table-cell>
          <table:table-cell table:style-name="Tabela4.B3" office:value-type="string">
            <text:p text:style-name="P2">Smart code completion (filters the list of methods and variables by expected type) </text:p>
          </table:table-cell>
        </table:table-row>
        <table:table-row table:style-name="Tabela4.1">
          <table:table-cell table:style-name="Tabela4.A3" office:value-type="string">
            <text:p text:style-name="P2">Ctrl + W<text:tab/> </text:p>
          </table:table-cell>
          <table:table-cell table:style-name="Tabela4.B3" office:value-type="string">
            <text:p text:style-name="P2">Select successively increasing code blocks </text:p>
          </table:table-cell>
        </table:table-row>
        <table:table-row table:style-name="Tabela4.1">
          <table:table-cell table:style-name="Tabela4.A3" office:value-type="string">
            <text:p text:style-name="P2">Ctrl + D<text:tab/> </text:p>
          </table:table-cell>
          <table:table-cell table:style-name="Tabela4.B3" office:value-type="string">
            <text:p text:style-name="P2">Duplicate current line or selected block </text:p>
          </table:table-cell>
        </table:table-row>
        <table:table-row table:style-name="Tabela4.1">
          <table:table-cell table:style-name="Tabela4.A3" office:value-type="string">
            <text:p text:style-name="P2">Ctrl + Y<text:tab/> </text:p>
          </table:table-cell>
          <table:table-cell table:style-name="Tabela4.B3" office:value-type="string">
            <text:p text:style-name="P2">Delete line at caret </text:p>
          </table:table-cell>
        </table:table-row>
        <table:table-row table:style-name="Tabela4.1">
          <table:table-cell table:style-name="Tabela4.A3" office:value-type="string">
            <text:p text:style-name="P3">Alt + F7 / Ctrl + F7<text:tab/> </text:p>
          </table:table-cell>
          <table:table-cell table:style-name="Tabela4.B3" office:value-type="string">
            <text:p text:style-name="P2">Find usages / Find usages in file </text:p>
          </table:table-cell>
        </table:table-row>
        <table:table-row table:style-name="Tabela4.1">
          <table:table-cell table:style-name="Tabela4.A3" office:value-type="string">
            <text:p text:style-name="P2">Crtl+Shift+<text:span text:style-name="T2">↓</text:span></text:p>
          </table:table-cell>
          <table:table-cell table:style-name="Tabela4.B3" office:value-type="string">
            <text:p text:style-name="P2">Move line down</text:p>
          </table:table-cell>
        </table:table-row>
        <table:table-row table:style-name="Tabela4.1">
          <table:table-cell table:style-name="Tabela4.A3" office:value-type="string">
            <text:p text:style-name="P2"><text:span text:style-name="T2">Crtl+Shift+</text:span><text:span text:style-name="T2">↑</text:span></text:p>
          </table:table-cell>
          <table:table-cell table:style-name="Tabela4.B3" office:value-type="string">
            <text:p text:style-name="P2">Move line dow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Compile and Ru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Ctrl + Shift + F10</text:p>
          </table:table-cell>
          <table:table-cell table:style-name="Table2.B2" office:value-type="string">
            <text:p text:style-name="P2">Run tests</text:p>
          </table:table-cell>
        </table:table-row>
        <table:table-row table:style-name="Table2.1">
          <table:table-cell table:style-name="Table2.A3" office:value-type="string">
            <text:p text:style-name="P2">Shift + F10</text:p>
          </table:table-cell>
          <table:table-cell table:style-name="Table2.B3" office:value-type="string">
            <text:p text:style-name="P2">Rerun last tes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l" fo:country="PL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0.1165in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701in" fo:margin-bottom="0.5902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55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a2" text:anchor-type="paragraph" svg:y="-0.0228in" svg:width="2.8945in" svg:height="0.5098in" draw:z-index="0"><draw:image xlink:href="Pictures/10000200000001B400000057EA6CB33B.png" xlink:type="simple" xlink:show="embed" xlink:actuate="onLoad"/></draw:frame><draw:frame draw:style-name="Mfr2" draw:name="graphics1" text:anchor-type="paragraph" svg:x="0.1563in" svg:y="-0.0457in" svg:width="0.4189in" svg:height="0.4402in" draw:z-index="1"><draw:image xlink:href="Pictures/10000000000000E1000000E10CE9FED9.jpg" xlink:type="simple" xlink:show="embed" xlink:actuate="onLoad"/></draw:frame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gmatists </meta:initial-creator>
    <meta:creation-date>2010-04-15T16:16:58</meta:creation-date>
    <dc:date>2013-10-11T13:13:24</dc:date>
    <dc:creator>mlip </dc:creator>
    <meta:editing-duration>PT5H22M49S</meta:editing-duration>
    <meta:editing-cycles>13</meta:editing-cycles>
    <meta:generator>LibreOffice/3.5$Linux_X86_64 LibreOffice_project/350m1$Build-2</meta:generator>
    <meta:printed-by>pragmatists </meta:printed-by>
    <meta:print-date>2010-04-16T16:13:48</meta:print-date>
    <meta:document-statistic meta:table-count="5" meta:image-count="2" meta:object-count="0" meta:page-count="1" meta:paragraph-count="48" meta:word-count="160" meta:character-count="846" meta:non-whitespace-character-count="709"/>
  </office:meta>
</office:document-meta>
</file>